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b116" officeooo:paragraph-rsid="001ab11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b116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b116" officeooo:paragraph-rsid="001ab116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fd31" officeooo:paragraph-rsid="001afd3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5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26th</text:span> of <text:span text:style-name="T3">July</text:span> 202<text:span text:style-name="T3">2</text:span> under the <text:span text:style-name="T3">21st</text:span> PA Meeting.</text:p>
      <text:p text:style-name="P1"/>
      <text:p text:style-name="P1">The Assembly, recognising the current situation,</text:p>
      <text:p text:style-name="P2"/>
      <text:p text:style-name="P2">Constitutes the need to implement the advanced machines plugin, giving the PA three votes:</text:p>
      <text:p text:style-name="P2">1. Whether to implement it at all</text:p>
      <text:p text:style-name="P2">2. To implement the block placer</text:p>
      <text:p text:style-name="P2">3. To implement the arrow turret</text:p>
      <text:p text:style-name="P2">If votes 2 and 3 get rejected, 1 automatically gets rejected too as it is only about these 2 machines specifically.</text:p>
      <text:p text:style-name="P2"/>
      <text:p text:style-name="P5">Plugin: https://www.spigotmc.org/resources/advanced-machines-lite.71731/</text:p>
      <text:p text:style-name="P1"/>
      <text:p text:style-name="P1">And proceeds.</text:p>
      <text:p text:style-name="P1"/>
      <text:p text:style-name="P1">Signed by,</text:p>
      <text:p text:style-name="P2">Emeralda_axe7</text:p>
      <text:p text:style-name="P2">Comradedoggo_22</text:p>
      <text:p text:style-name="P1"/>
      <text:p text:style-name="P1"/>
      <text:p text:style-name="P1"/>
      <text:p text:style-name="Standard"><text:span text:style-name="T1">[</text:span><text:span text:style-name="T2">Motion 21-2: To implement the advances machines plugin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1:28:44.556367263</dc:date>
    <meta:editing-duration>PT3M24S</meta:editing-duration>
    <meta:editing-cycles>7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13" meta:word-count="91" meta:character-count="613" meta:non-whitespace-character-count="535"/>
  </office:meta>
</office:document-meta>
</file>